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quare</text:p>
          </table:table-cell>
          <table:table-cell/>
          <table:table-cell table:style-name="ce1" office:value-type="string" calcext:value-type="string">
            <text:p>SumNumbers</text:p>
          </table:table-cell>
          <table:table-cell table:style-name="ce1" office:value-type="string" calcext:value-type="string">
            <text:p>SumSquares</text:p>
          </table:table-cell>
          <table:table-cell table:style-name="ce1"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A2]" office:value-type="float" office:value="1" calcext:value-type="float">
            <text:p>1</text:p>
          </table:table-cell>
          <table:table-cell/>
          <table:table-cell table:style-name="ce1" table:formula="of:=SUM([.A2:.A101])" office:value-type="float" office:value="5050" calcext:value-type="float">
            <text:p>5050</text:p>
          </table:table-cell>
          <table:table-cell table:style-name="ce1" table:formula="of:=SUM([.B2:.B101])" office:value-type="float" office:value="338350" calcext:value-type="float">
            <text:p>338350</text:p>
          </table:table-cell>
          <table:table-cell table:style-name="ce1" table:formula="of:=[.D2]*[.D2]-[.E2]" office:value-type="float" office:value="25164150" calcext:value-type="float">
            <text:p>25164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[.A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[.A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[.A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[.A7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[.A8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[.A9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[.A10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A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[.A12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[.A13]"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[.A14]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[.A15]"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[.A16]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[.A17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[.A18]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[.A19]"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[.A20]"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[.A21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[.A22]"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[.A23]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[.A24]"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[.A25]"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[.A26]"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[.A27]"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[.A28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[.A29]"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[.A30]"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[.A31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[.A32]"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[.A33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[.A34]"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[.A35]"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[.A36]"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[.A37]"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[.A38]"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[.A39]"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[.A40]"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[.A41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[.A42]"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[.A43]"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[.A44]"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[.A45]"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[.A46]"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[.A47]"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[.A48]"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[.A49]"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[.A50]"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[.A51]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[.A52]"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[.A53]"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[.A54]"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[.A55]"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[.A56]"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[.A57]"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[.A58]"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[.A59]"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[.A60]"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1]*[.A61]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[.A62]"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[.A63]"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[.A64]"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[.A65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[.A66]"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[.A67]"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[.A68]"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[.A69]"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[.A70]"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1]*[.A71]"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[.A72]"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[.A73]"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[.A74]"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[.A75]"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6]*[.A76]"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[.A77]"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[.A78]"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[.A79]"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[.A80]"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1]*[.A81]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[.A82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[.A83]"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[.A84]"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[.A85]"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[.A86]"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[.A87]"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[.A88]"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[.A89]"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[.A90]"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1]*[.A91]"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[.A92]"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[.A93]"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[.A94]"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[.A95]"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[.A96]"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[.A97]"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[.A98]"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[.A99]"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[.A100]"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[.A101]"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37:59.502710777</meta:creation-date>
    <dc:date>2024-04-27T23:55:47.598978368</dc:date>
    <meta:editing-duration>PT17M48S</meta:editing-duration>
    <meta:editing-cycles>2</meta:editing-cycles>
    <meta:generator>LibreOffice/7.3.7.2$Linux_X86_64 LibreOffice_project/30$Build-2</meta:generator>
    <meta:document-statistic meta:table-count="1" meta:cell-count="208" meta:object-count="0"/>
  </office:meta>
</office:document-meta>
</file>